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10B345CE52DAFDD90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6c3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<text:span text:style-name="T1">01在线教育设计小样(部分)</text:span></text:p>
      <text:p text:style-name="Standard"/>
      <text:p text:style-name="Standard">个人信息页面.可以在这里查看,修改个人信息.</text:p>
      <text:p text:style-name="Standard"><draw:frame draw:style-name="fr1" draw:name="图像1" text:anchor-type="paragraph" svg:width="17cm" svg:height="9.208cm" draw:z-index="0"><draw:image xlink:href="Pictures/100000000000078000000410B345CE52DAFDD902.jpg" xlink:type="simple" xlink:show="embed" xlink:actuate="onLoad" loext:mime-type="image/jpe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18:18.904393536</meta:creation-date>
    <dc:date>2018-12-11T18:31:23.617836105</dc:date>
    <meta:editing-duration>PT2H2M54S</meta:editing-duration>
    <meta:editing-cycles>1</meta:editing-cycles>
    <meta:document-statistic meta:table-count="0" meta:image-count="1" meta:object-count="0" meta:page-count="1" meta:paragraph-count="2" meta:word-count="35" meta:character-count="37" meta:non-whitespace-character-count="37"/>
    <meta:generator>LibreOffice/6.0.7.3$Linux_X86_64 LibreOffice_project/00m0$Build-3</meta:generator>
  </office:meta>
</office:document-meta>
</file>